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apple-system" fo:font-size="16.5pt" fo:letter-spacing="normal" fo:font-style="normal" style:text-underline-style="solid" style:text-underline-width="auto" style:text-underline-color="font-color" fo:font-weight="bold"/>
    </style:style>
    <style:style style:name="P2"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4"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5"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style:text-underline-style="solid" style:text-underline-width="auto" style:text-underline-color="font-color" fo:font-weight="bold"/>
    </style:style>
    <style:style style:name="P6"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fo:letter-spacing="normal"/>
    </style:style>
    <style:style style:name="P7" style:family="paragraph" style:parent-style-name="Heading_20_2">
      <style:text-properties fo:font-variant="normal" fo:text-transform="none" fo:color="#343a40" style:font-name="apple-system" fo:letter-spacing="normal" fo:font-style="normal" fo:font-weight="normal"/>
    </style:style>
    <style:style style:name="T1" style:family="text">
      <style:text-properties fo:font-weight="bold"/>
    </style:style>
    <style:style style:name="T2" style:family="text">
      <style:text-properties style:font-name="apple-system" fo:font-size="16.5pt" fo:font-style="normal" fo:font-weight="normal"/>
    </style:style>
    <style:style style:name="T3" style:family="text">
      <style:text-properties officeooo:rsid="000cf9e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U3 – Entregable <text:span text:style-name="T3">04/11/20</text:span></text:h>
      <text:section text:style-name="Sect1" text:name="intro">
        <text:p text:style-name="P1">Ejercicio 1</text:p>
        <text:p text:style-name="P2">El bingo es un juego que consiste en comprobar números que van saliendo aleatorios de un cartón (que podemos representar como un array bidimensional). Cuando todos los números de una fila han salido, se puede cantar línea. Cuando todos los números de un cartón han salido, se puede cantar bingo. Los cartones de bingo disponen de 15 números, repartidos en 3 líneas de 5 números cada una.</text:p>
        <text:p text:style-name="P2">Realiza las siguientes funciones:</text:p>
        <text:p text:style-name="P2">-          Función <text:span text:style-name="T1">comenzar</text:span>, que rellena el cartón con el que se juega, inicia la partida, y se llama por primera vez a la función sacaNumeroNuevo.</text:p>
        <text:p text:style-name="P2">-          Función <text:span text:style-name="T1">rellenarCarton</text:span>, que rellena un array bidimensional con números aleatorios del 1 al 99 (ambos inclusive), que será con el se juega.</text:p>
        <text:p text:style-name="P2">-          Función <text:span text:style-name="T1">compruebaLinea</text:span>, que recibe un cartón de bingo (representado por un array bidimensional) y un array unidimensional desordenado, con los números que han ido saliendo. Devuelve el número de línea si se canta línea, -1 en caso contrario.</text:p>
        <text:p text:style-name="P2">-          Función <text:span text:style-name="T1">compruebaBingo</text:span>, que recibe un cartón de bingo (representado por un array bidimensional) y un array unidimensional desordenado, con los números que han ido saliendo. Devuelve true si se canta bingo, false en caso contrario.</text:p>
        <text:p text:style-name="P2">-          Función <text:span text:style-name="T1">sacaNumeroNuevo</text:span>, que recibe un array unidimensional con los números que han ido saliendo. Esta función irá “sacando” nuevos números mientras <text:soft-page-break/>haya disponibles (sacaremos un máximo de 99 números). Sacará números aleatorios que no esté presente en el array unidimensional recibido (los números que han salido ya), y una vez sacado el nuevo número, llamará a las funciones compruebaLinea y compruebaBingo.</text:p>
        <text:p text:style-name="P2">Genera un HTML que contenga dos botones, uno para comenzar la partida, y otro para ir sacando números nuevos. Adicionalmente, tendrá cuatro elementos (pueden ser &lt;p&gt; o &lt;div&gt;, como prefieras) donde se insertarán mensajes para indiciar lo siguiente:</text:p>
        <text:list xml:id="list574271666" text:style-name="L1">
          <text:list-item>
            <text:p text:style-name="P3">Inicio y fin de la partida</text:p>
          </text:list-item>
          <text:list-item>
            <text:p text:style-name="P3">El cartón con el que se juega (separado por cada una de las líneas que lo componen)</text:p>
          </text:list-item>
          <text:list-item>
            <text:p text:style-name="P3">Los números que van saliendo</text:p>
          </text:list-item>
          <text:list-item>
            <text:p text:style-name="P3">El resultado de la línea que se ha cantado por última vez, o bien, si se ha cantado bingo, o bien, nada si no ha obtenido ningún resultado aún.</text:p>
          </text:list-item>
        </text:list>
        <text:p text:style-name="P5">Ejercicio 2</text:p>
        <text:p text:style-name="P2">Haz un programa que reciba cadenas del tipo:</text:p>
        <text:p text:style-name="P6">“<text:span text:style-name="T2">nombre:apellidos:telefono:email:codigopostal” y que te muestre:</text:span></text:p>
        <text:list xml:id="list3209804414" text:style-name="L2">
          <text:list-item>
            <text:p text:style-name="P4">El código postal.</text:p>
          </text:list-item>
          <text:list-item>
            <text:p text:style-name="P4">Los apellidos</text:p>
          </text:list-item>
          <text:list-item>
            <text:p text:style-name="P4">El email.</text:p>
          </text:list-item>
          <text:list-item>
            <text:p text:style-name="P4">Suponiendo un formato de email “direccion@servidor” te muestre el servidor asociado.</text:p>
          </text:list-item>
        </text:list>
        <text:p text:style-name="P5">Ejercicio 3</text:p>
        <text:p text:style-name="P2"><text:soft-page-break/>Diseña una clase Aeropuerto. Tendrá como atributos nombre, ciudad y numero de vuelos diarios.</text:p>
        <text:p text:style-name="P2">Cada vuelo diario se representará como un objeto de la clase Vuelo. En ella se guardarán los atributos “codigo”, “hora_llegada” y “hora_salida”.</text:p>
        <text:p text:style-name="P2">Implementa métodos en aeropuerto y vuelo para modificar la hora de llegada, para modificar la hora de salida y para comprobar si la hora de salida es posterior a la hora de llegada.</text:p>
        <text:p text:style-name="P2">Comprueba todos los métodos, creando un aeropuerto con 10 vuelos activos, todos saliendo 11 y llegando a las 12. Cambia la salida del primer vuelo a las 13 y comprueba las horas de salida y llegada. Cambia la de llegada a las 14 y vuelve a comprobar las hora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23:14:16.109102364</meta:creation-date>
    <dc:date>2020-11-13T23:15:14.850884904</dc:date>
    <meta:editing-duration>PT1M2S</meta:editing-duration>
    <meta:editing-cycles>1</meta:editing-cycles>
    <meta:document-statistic meta:table-count="0" meta:image-count="0" meta:object-count="0" meta:page-count="3" meta:paragraph-count="26" meta:word-count="517" meta:character-count="3134" meta:non-whitespace-character-count="2605"/>
    <meta:generator>LibreOffice/6.0.7.3$Linux_X86_64 LibreOffice_project/00m0$Build-3</meta:generator>
  </office:meta>
</office:document-meta>
</file>